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right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3">
      <style:table-cell-properties fo:border-right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Calendar Year</text:p>
          </table:table-cell>
          <table:table-cell table:style-name="ce22" office:value-type="string">
            <text:p>Numbers of Calls for Service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3" office:value-type="float" office:value="35439">
            <text:p>35,43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3" office:value-type="float" office:value="36086">
            <text:p>36,08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3" office:value-type="float" office:value="38156">
            <text:p>38,15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3" office:value-type="float" office:value="41403">
            <text:p>41,40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3" office:value-type="float" office:value="42507">
            <text:p>42,50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3" office:value-type="float" office:value="40666">
            <text:p>40,66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3" office:value-type="float" office:value="49821">
            <text:p>49,82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3" office:value-type="float" office:value="49381">
            <text:p>49,38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3" office:value-type="float" office:value="53545">
            <text:p>53,54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3" office:value-type="float" office:value="53033">
            <text:p>53,03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3" office:value-type="float" office:value="54425">
            <text:p>54,42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3" office:value-type="float" office:value="53603">
            <text:p>53,60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3" office:value-type="float" office:value="63372">
            <text:p>63,372</text:p>
          </table:table-cell>
        </table:table-row>
        <table:table-row table:style-name="ro2">
          <table:table-cell table:style-name="ce21" office:value-type="float" office:value="2014">
            <text:p>2014</text:p>
          </table:table-cell>
          <table:table-cell table:style-name="ce23" office:value-type="float" office:value="61114">
            <text:p>61,1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